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4C38795C00.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20e23"/>
    </style:style>
    <style:style style:name="P2" style:family="paragraph" style:parent-style-name="Text_20_body">
      <style:paragraph-properties fo:margin-top="0cm" fo:margin-bottom="0cm" style:contextual-spacing="false"/>
      <style:text-properties officeooo:paragraph-rsid="02720e2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20e2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6.1.2 Editors - Dope Sheet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P7"><draw:frame draw:style-name="fr2" draw:name="Bild1" text:anchor-type="paragraph" svg:y="0.669cm" svg:width="5.099cm" svg:height="1.289cm" draw:z-index="0"><draw:image xlink:href="Pictures/100000010000012D0000004C38795C00.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
      <text:p text:style-name="P8"/>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2 Editors - Dope Sheet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17M34S</meta:editing-duration>
    <meta:editing-cycles>567</meta:editing-cycles>
    <meta:generator>LibreOffice/25.2.7.2$Windows_X86_64 LibreOffice_project/5cbfd1ab6520636bb5f7b99185aa69bd7456825d</meta:generator>
    <dc:date>2026-01-04T20:14:58.484958100</dc:date>
    <meta:document-statistic meta:table-count="2" meta:image-count="7" meta:object-count="0" meta:page-count="2" meta:paragraph-count="31" meta:word-count="584" meta:character-count="2997" meta:non-whitespace-character-count="2438"/>
    <meta:template xlink:type="simple" xlink:actuate="onRequest" xlink:title="standard1cm" xlink:href="../../../AppData/Roaming/LibreOffice/4/user/template/standard1cm.ott" meta:date="2016-03-29T10:15:31.334000000"/>
  </office:meta>
</office:document-meta>
</file>